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Courier" svg:font-family="Courier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aaah! And this is our module which contains of two functions:</text:p>
      <text:p text:style-name="Standard"/>
      <text:p text:style-name="CoreASM_20_Code"><text:tab/>derived generateAName = pick x in setOfNames</text:p>
      <text:p text:style-name="CoreASM_20_Code"/>
      <text:p text:style-name="Standard">and set of names are:</text:p>
      <text:p text:style-name="Standard"/>
      <text:p text:style-name="CoreASM_20_Code"><text:tab/>function setOfNames: -&gt; SET initially {“Roozbeh”, “Michael”}</text:p>
      <text:p text:style-name="CoreASM_20_Code"/>
      <text:p text:style-name="Standard">Now, let's add another module (just for fun!)</text:p>
      <text:p text:style-name="Standard"/>
      <text:p text:style-name="CoreASM_20_Code">include “module-030-b.coreasm”</text:p>
      <text:p text:style-name="CoreASM_20_Cod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" svg:font-family="Courier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reASM_20_Code" style:display-name="CoreASM Code" style:family="paragraph" style:parent-style-name="Standard" style:class="text">
      <style:text-properties style:font-name="Courie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oozbeh Farahbod</meta:initial-creator>
    <meta:creation-date>2009-07-31T12:02:19</meta:creation-date>
    <dc:date>2009-07-31T13:32:41</dc:date>
    <dc:creator>Roozbeh Farahbod</dc:creator>
    <meta:editing-duration>PT00H17M16S</meta:editing-duration>
    <meta:editing-cycles>10</meta:editing-cycles>
    <meta:generator>OpenOffice.org/3.1$Unix OpenOffice.org_project/310m11$Build-9399</meta:generator>
    <dc:description>Roozbeh Farahbod, 2009
roozbeh@coreasm.org
</dc:description>
    <dc:title>ODT Module for CoreASM Test 030 </dc:title>
    <meta:document-statistic meta:table-count="0" meta:image-count="0" meta:object-count="0" meta:page-count="1" meta:paragraph-count="6" meta:word-count="42" meta:character-count="264"/>
  </office:meta>
</office:document-meta>
</file>